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Test</text:p>
      <text:p text:style-name="Standard"/>
      <text:p text:style-name="Standard">${test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11T07:09:18.842168300</meta:creation-date>
    <dc:date>2018-10-11T07:09:30.947035200</dc:date>
    <meta:initial-creator>Martin Hanžl</meta:initial-creator>
    <dc:creator>Martin Hanžl</dc:creator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11" meta:non-whitespace-character-count="11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